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5a7" officeooo:paragraph-rsid="000665a7"/>
    </style:style>
    <style:style style:name="P2" style:family="paragraph" style:parent-style-name="Standard">
      <style:text-properties officeooo:paragraph-rsid="000665a7"/>
    </style:style>
    <style:style style:name="P3" style:family="paragraph" style:parent-style-name="Standard">
      <style:text-properties officeooo:rsid="00084108" officeooo:paragraph-rsid="00084108"/>
    </style:style>
    <style:style style:name="P4" style:family="paragraph" style:parent-style-name="Standard">
      <style:text-properties officeooo:rsid="000939b9" officeooo:paragraph-rsid="000939b9"/>
    </style:style>
    <style:style style:name="P5" style:family="paragraph" style:parent-style-name="Standard">
      <style:text-properties officeooo:rsid="000a9287" officeooo:paragraph-rsid="000a9287"/>
    </style:style>
    <style:style style:name="P6" style:family="paragraph" style:parent-style-name="Standard">
      <style:text-properties officeooo:rsid="000b2cae" officeooo:paragraph-rsid="000b2cae"/>
    </style:style>
    <style:style style:name="P7" style:family="paragraph" style:parent-style-name="Text_20_body">
      <style:paragraph-properties fo:text-align="justify" style:justify-single-word="false"/>
      <style:text-properties officeooo:paragraph-rsid="000ba769"/>
    </style:style>
    <style:style style:name="P8" style:family="paragraph" style:parent-style-name="Text_20_body">
      <style:text-properties officeooo:paragraph-rsid="000ba769"/>
    </style:style>
    <style:style style:name="T1" style:family="text">
      <style:text-properties officeooo:rsid="000665a7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665a7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0939b9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 officeooo:rsid="000a9287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officeooo:rsid="000a9287" style:font-weight-asian="normal" style:font-weight-complex="normal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officeooo:rsid="000b2cae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 officeooo:rsid="00084108"/>
    </style:style>
    <style:style style:name="T9" style:family="text">
      <style:text-properties fo:font-variant="normal" fo:text-transform="none" fo:color="#202124" style:font-name="arial" fo:font-size="12pt" fo:letter-spacing="normal" fo:font-style="normal" fo:font-weight="bold" officeooo:rsid="000939b9"/>
    </style:style>
    <style:style style:name="T10" style:family="text">
      <style:text-properties fo:font-variant="normal" fo:text-transform="none" fo:color="#282829" style:font-name="apple-system" fo:font-size="11.25pt" fo:letter-spacing="normal" fo:font-style="normal" fo:font-weight="normal"/>
    </style:style>
    <style:style style:name="T11" style:family="text">
      <style:text-properties fo:font-variant="normal" fo:text-transform="none" fo:color="#282829" style:font-name="apple-system" fo:font-size="11.25pt" fo:letter-spacing="normal" fo:font-style="normal" fo:font-weight="normal" officeooo:rsid="000b2cae"/>
    </style:style>
    <style:style style:name="T12" style:family="text">
      <style:text-properties fo:font-variant="normal" fo:text-transform="none" fo:color="#282829" style:font-name="apple-system" fo:font-size="11.25pt" fo:letter-spacing="normal" fo:font-style="normal" fo:font-weight="normal" officeooo:rsid="000b2cae" style:font-weight-asian="normal" style:font-weight-complex="normal"/>
    </style:style>
    <style:style style:name="T13" style:family="text">
      <style:text-properties fo:font-variant="normal" fo:text-transform="none" fo:color="#282829" style:font-name="apple-system" fo:font-size="11.25pt" fo:letter-spacing="normal" fo:font-style="normal" fo:font-weight="normal" officeooo:rsid="000ba769"/>
    </style:style>
    <style:style style:name="T14" style:family="text">
      <style:text-properties fo:color="#202124" style:font-name="arial" fo:font-size="12pt"/>
    </style:style>
    <style:style style:name="T15" style:family="text">
      <style:text-properties fo:color="#202124" style:font-name="arial" fo:font-size="12pt" fo:font-weight="bold"/>
    </style:style>
    <style:style style:name="T16" style:family="text">
      <style:text-properties fo:color="#202124" style:font-name="arial" fo:font-size="12pt" fo:font-weight="bold" officeooo:rsid="000a9287"/>
    </style:style>
    <style:style style:name="T17" style:family="text">
      <style:text-properties fo:color="#202124" style:font-name="arial" fo:font-size="12pt" officeooo:rsid="000a9287" style:font-weight-asian="normal" style:font-weight-complex="normal"/>
    </style:style>
    <style:style style:name="T18" style:family="text">
      <style:text-properties fo:color="#202124" style:font-name="arial" fo:font-size="12pt" officeooo:rsid="000b2cae"/>
    </style:style>
    <style:style style:name="T19" style:family="text">
      <style:text-properties fo:font-weight="bold"/>
    </style:style>
    <style:style style:name="T20" style:family="text">
      <style:text-properties officeooo:rsid="000b2cae"/>
    </style:style>
    <style:style style:name="T21" style:family="text">
      <style:text-properties officeooo:rsid="000b2cae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ifference b/w memcpy and strcpy.</text:p>
      <text:p text:style-name="P1"/>
      <text:p text:style-name="P1">memcpy :</text:p>
      <text:p text:style-name="P2"><text:span text:style-name="T1">i)</text:span><text:span text:style-name="T2">memcpy() is used to copy a </text:span><text:span text:style-name="T3">n </text:span><text:span text:style-name="T2">number of </text:span><text:span text:style-name="T3">memory </text:span><text:span text:style-name="T2">bytes from one memory </text:span><text:span text:style-name="T3">location </text:span><text:span text:style-name="T2">to another.</text:span></text:p>
      <text:p text:style-name="P1"><text:span text:style-name="T2">ii)memcpy() is meant for any data type, it is a generic function.</text:span></text:p>
      <text:p text:style-name="P1"><text:span text:style-name="T2">iii)memcpy() acts on memory rather than content. </text:span></text:p>
      <text:p text:style-name="P2"><text:span text:style-name="T3">syntax : </text:span><text:span text:style-name="T2">void* memcpy(void *restrict out, const void *restrict in, size_t n);</text:span></text:p>
      <text:p text:style-name="P2"><text:span text:style-name="T2"/></text:p>
      <text:p text:style-name="P1"><text:span text:style-name="T2">strcpy:</text:span></text:p>
      <text:p text:style-name="P2"><text:span text:style-name="T3">i)</text:span><text:span text:style-name="T2">strcpy() is used to copy the contents of one string into another string.</text:span></text:p>
      <text:p text:style-name="P1"><text:span text:style-name="T2">ii)strcpy() is meant for string only.</text:span></text:p>
      <text:p text:style-name="P1"><text:span text:style-name="T2">iii)strcpy() acts on data rather than memory.</text:span></text:p>
      <text:p text:style-name="P2"><text:span text:style-name="T3">svoid* memcpy(void *restrict out, const void *restrict in, size_t n);</text:span></text:p>
      <text:p text:style-name="P2"><text:span text:style-name="T3"/></text:p>
      <text:p text:style-name="P3"><text:span text:style-name="T3">2. </text:span><text:span text:style-name="T2">Difference b/w structure and union.</text:span></text:p>
      <text:p text:style-name="P3"><text:span text:style-name="T2"/></text:p>
      <text:p text:style-name="P3"><text:span text:style-name="T2">Strcucture :</text:span></text:p>
      <text:p text:style-name="P4"><text:span text:style-name="T2">i) for each structure member seperate memory will be allocated.</text:span></text:p>
      <text:p text:style-name="P4"><text:span text:style-name="T2">ii)All members can be accessed at a time.</text:span></text:p>
      <text:p text:style-name="P4"><text:span text:style-name="T2">iii)size of struct equal to sum of size of all structure members.</text:span></text:p>
      <text:p text:style-name="P4"><text:span text:style-name="T2">iv)keyword is struct.</text:span></text:p>
      <text:p text:style-name="P4"><text:span text:style-name="T2">v)If we change value of one member it will not effect the value of other members.</text:span></text:p>
      <text:p text:style-name="P4"><text:span text:style-name="T2"/></text:p>
      <text:p text:style-name="P3"><text:span text:style-name="T2">Union : </text:span></text:p>
      <text:p text:style-name="P4"><text:span text:style-name="T2">i)All union members will share the same memory location </text:span></text:p>
      <text:p text:style-name="P4"><text:span text:style-name="T2">ii)only one member can be accessed at a time.</text:span></text:p>
      <text:p text:style-name="P4"><text:span text:style-name="T2">iii)size of union equal to size of largest members.</text:span></text:p>
      <text:p text:style-name="P4"><text:span text:style-name="T2">iv)keyword is union</text:span></text:p>
      <text:p text:style-name="P4"><text:span text:style-name="T2">v)If we change value of one member it will effect the value of other members.</text:span></text:p>
      <text:p text:style-name="P4"><text:span text:style-name="T2"/></text:p>
      <text:p text:style-name="P4"><text:span text:style-name="T2">3. Difference between array of pointers and pointer to an array.</text:span></text:p>
      <text:p text:style-name="P4"><text:span text:style-name="T2"/></text:p>
      <text:p text:style-name="P4"><text:span text:style-name="T2">Array of pointer :</text:span></text:p>
      <text:p text:style-name="P4"><text:span text:style-name="T5">syntax : data_type</text:span><text:span text:style-name="T2"> *</text:span><text:span text:style-name="T5">pointer_name</text:span><text:span text:style-name="T2">[</text:span><text:span text:style-name="T5">array_size</text:span><text:span text:style-name="T2">];</text:span></text:p>
      <text:p text:style-name="P7"><text:span text:style-name="T6">It</text:span><text:span text:style-name="T9"> </text:span><text:span text:style-name="T4">is an array which consists of pointers. Each pointer in the array points to a memory address. For example, </text:span><text:span text:style-name="T7">we</text:span><text:span text:style-name="T4"> can have an array of </text:span><text:span text:style-name="T7">p</text:span><text:span text:style-name="T4">ointers pointing to several strings. This way we can save memory in case of variable length strings. </text:span></text:p>
      <text:p text:style-name="P7"><text:span text:style-name="T7">It can be declared as: </text:span><text:span text:style-name="T10">char *names[]={“</text:span><text:span text:style-name="T11">var</text:span><text:span text:style-name="T10">”, “</text:span><text:span text:style-name="T11">rak</text:span><text:span text:style-name="T10">”, “</text:span><text:span text:style-name="T11">sindhu</text:span><text:span text:style-name="T10">”};</text:span></text:p>
      <text:p text:style-name="P4"><text:span text:style-name="T2">Pointer to an array :</text:span></text:p>
      <text:p text:style-name="P5"><text:span text:style-name="T2">syntax : data_type</text:span><text:span text:style-name="T4"> *</text:span><text:span text:style-name="T2">(pointer_name)</text:span><text:span text:style-name="T4">[</text:span><text:span text:style-name="T2">array_size</text:span><text:span text:style-name="T4">];</text:span></text:p>
      <text:p text:style-name="P8"><text:span text:style-name="T7">It </text:span><text:span text:style-name="T8">is a pointer which points to the whole array ,not just the first element of the array. This is especially useful in case of multi dimensional arrays.</text:span></text:p>
      <text:p text:style-name="P8"><text:span text:style-name="T11">Example : </text:span><text:span text:style-name="T10">int (*ptr)[5]; </text:span><text:span text:style-name="T13">Here, </text:span><text:span text:style-name="T12">ptr </text:span><text:span text:style-name="T10">points to the whole array consisting of 5 Integers.</text:span></text:p>
      <text:p text:style-name="P6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7:56:58.613293355</meta:creation-date>
    <dc:date>2022-02-23T19:03:52.804156449</dc:date>
    <meta:editing-duration>PT14M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33" meta:word-count="320" meta:character-count="1865" meta:non-whitespace-character-count="1574"/>
  </office:meta>
</office:document-meta>
</file>